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527000040366673EFF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fo:margin-right="-0.012cm" fo:break-before="page" table:align="margins"/>
    </style:style>
    <style:style style:name="Tabla2.A" style:family="table-column">
      <style:table-column-properties style:column-width="17.013cm" style:rel-column-width="65535*"/>
    </style:style>
    <style:style style:name="Tabla2.A1" style:family="table-cell">
      <style:table-cell-properties fo:padding="0.097cm" fo:border="0.002cm solid #000000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4.955cm" style:rel-column-width="19086*"/>
    </style:style>
    <style:style style:name="Tabla5.B" style:family="table-column">
      <style:table-column-properties style:column-width="12.058cm" style:rel-column-width="46449*"/>
    </style:style>
    <style:style style:name="Tabla5.A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17.013cm" style:rel-column-width="65535*"/>
    </style:style>
    <style:style style:name="Tabla1.A1" style:family="table-cell">
      <style:table-cell-properties fo:padding="0.097cm" fo:border="0.002cm solid #000000"/>
    </style:style>
    <style:style style:name="Tabla3" style:family="table">
      <style:table-properties style:width="17.013cm" fo:margin-left="0cm" fo:margin-right="-0.012cm" table:align="margins"/>
    </style:style>
    <style:style style:name="Tabla3.A" style:family="table-column">
      <style:table-column-properties style:column-width="17.013cm" style:rel-column-width="65535*"/>
    </style:style>
    <style:style style:name="Tabla3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26pt" style:font-size-asian="26pt" style:font-size-complex="26pt"/>
    </style:style>
    <style:style style:name="P9" style:family="paragraph" style:parent-style-name="Standard">
      <style:text-properties fo:font-size="13pt" style:font-size-asian="13pt" style:font-size-complex="13pt"/>
    </style:style>
    <style:style style:name="P10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Title">
      <style:text-properties fo:font-size="24pt" fo:font-weight="bold" style:font-size-asian="24pt" style:font-weight-asian="bold" style:font-size-complex="24pt" style:font-weight-complex="bold"/>
    </style:style>
    <style:style style:name="P13" style:family="paragraph" style:parent-style-name="Standard" style:master-page-name="First_20_Page">
      <style:paragraph-properties style:page-number="auto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4pt" style:font-size-asian="14pt" style:font-size-complex="2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use-window-font-color="true" fo:font-size="12pt" style:font-size-asian="12pt" style:font-size-complex="12pt"/>
    </style:style>
    <style:style style:name="T1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Standard"/>
      <text:p text:style-name="Standard"/>
      <text:p text:style-name="Standard"><draw:frame draw:style-name="fr1" draw:name="gráficos1" text:anchor-type="paragraph" svg:x="4.411cm" svg:y="0.649cm" svg:width="7.807cm" svg:height="5.823cm" draw:z-index="0"><draw:image xlink:href="Pictures/2000000700005527000040366673EFF0.svm" xlink:type="simple" xlink:show="embed" xlink:actuate="onLoad"/></draw:frame></text:p>
      <text:p text:style-name="Standard"/>
      <text:p text:style-name="P8"/>
      <text:p text:style-name="P12"><text:bookmark text:name="__RefHeading__2265_1733186109"/>Informe Situación SubGrupo 3<text:bookmark-end text:name="__RefHeading__2265_1733186109"/></text:p>
      <text:p text:style-name="P6"/>
      <text:p text:style-name="P4"/>
      <text:p text:style-name="P5"><text:span text:style-name="T9"><text:tab/><text:tab/><text:tab/><text:tab/></text:span><text:span text:style-name="T7"><text:tab/></text:span></text:p>
      <text:p text:style-name="P3"/>
      <text:p text:style-name="P5"><text:span text:style-name="T7"><text:tab/><text:tab/><text:tab/><text:tab/><text:tab/></text:span><text:span text:style-name="T6">Fecha del Informe: 28/05/11</text:span></text:p>
      <text:p text:style-name="P5"><text:span text:style-name="T6"><text:tab/><text:tab/><text:tab/><text:tab/><text:tab/>Profesor de prácticas asignado: </text:span><text:span text:style-name="T8">Miguel Lastra Leidinger</text:span></text:p>
      <text:p text:style-name="P3"><text:tab/><text:tab/><text:tab/><text:tab/><text:tab/><text:span text:style-name="T10">Grupo de prácticas:</text:span> Grupo M 1.2, Miércoles 12-14h</text:p>
      <text:p text:style-name="P3"><text:tab/><text:tab/><text:tab/><text:tab/><text:tab/><text:span text:style-name="T10">Firma este documento: </text:span></text:p>
      <text:p text:style-name="P3"><text:tab/><text:tab/><text:tab/><text:tab/><text:tab/><text:tab/>Miguel López Fernández (Encargado ) 75161559-C<text:tab/><text:tab/><text:tab/><text:tab/><text:tab/> 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1">Resumen situación del subgrupo </text:p>
            <text:p text:style-name="P11">respecto a la planificación: <text:span text:style-name="T11">Tareas terminadas/No terminadas, previsión de plazos, etc.</text:span></text:p>
          </table:table-cell>
        </table:table-row>
        <table:table-row>
          <table:table-cell table:style-name="Tabla2.A1" office:value-type="string">
            <text:p text:style-name="Table_20_Contents">Teníamos planificado que hasta que no se entregara el DD, debiamos familiarizarnos con el entorno de implementacion y las bases de datos.</text:p>
            <text:p text:style-name="Table_20_Contents">Ademas, como parte opcional, teníamos la opcion de arreglar todo el analisis y la implementacion de la primera Iteracion.</text:p>
            <text:p text:style-name="Table_20_Contents">Bien, pues como todavia no tenemos el DD, vamos bien de tiempo, con respecto a los plazos.</text:p>
            <text:p text:style-name="Table_20_Contents"/>
          </table:table-cell>
        </table:table-row>
      </table:table>
      <text:p text:style-name="P7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10">Reparto actual de Tareas </text:p>
            <text:p text:style-name="P10">(Responsables)</text:p>
          </table:table-cell>
          <table:covered-table-cell/>
        </table:table-row>
        <table:table-row>
          <table:table-cell table:style-name="Tabla5.A2" office:value-type="string">
            <text:p text:style-name="Table_20_Contents">Miguel López</text:p>
          </table:table-cell>
          <table:table-cell table:style-name="Tabla5.B2" office:value-type="string">
            <text:p text:style-name="Table_20_Contents">- Coordinacion del Grupo: Se encargará de coordinar al grupo, los plazos y las tareas realizadas por cada miembro.</text:p>
            <text:p text:style-name="Table_20_Contents">- Gestion de Turnos: Se encargará de todo lo relacionado con los turnos de la primera Iteracion</text:p>
          </table:table-cell>
        </table:table-row>
        <table:table-row>
          <table:table-cell table:style-name="Tabla5.A2" office:value-type="string">
            <text:p text:style-name="Table_20_Contents">Juan Miguel Cabrera</text:p>
          </table:table-cell>
          <table:table-cell table:style-name="Tabla5.B2" office:value-type="string">
            <text:p text:style-name="Table_20_Contents">- Gestion de Citas: Se encargará de todo lo relacionado con las citas de la primera Iteración</text:p>
          </table:table-cell>
        </table:table-row>
        <table:table-row>
          <table:table-cell table:style-name="Tabla5.A2" office:value-type="string">
            <text:p text:style-name="Table_20_Contents">Esteban Roldan</text:p>
          </table:table-cell>
          <table:table-cell table:style-name="Tabla5.B2" office:value-type="string">
            <text:p text:style-name="Table_20_Contents">- Estudiará la manera de insertar imagenes en las bases de datos y lo aplicará al codigo.</text:p>
            <text:p text:style-name="Table_20_Contents"/>
            <text:p text:style-name="Table_20_Contents">- Se encargará de retocar las interfaces y hacer el documento de interfaces de la primera iteración ( acorde con la implementacion)</text:p>
            <text:p text:style-name="Table_20_Contents"/>
            <text:p text:style-name="Table_20_Contents">- Depuración de los problemas de la base de datos: Gran problema de Hibernate</text:p>
          </table:table-cell>
        </table:table-row>
        <table:table-row>
          <table:table-cell table:style-name="Tabla5.A2" office:value-type="string">
            <text:p text:style-name="Table_20_Contents">Manolo Titos</text:p>
          </table:table-cell>
          <table:table-cell table:style-name="Tabla5.B2" office:value-type="string">
            <text:p text:style-name="Table_20_Contents"><text:s/>- Gestión de Usuario ( Pacientes y Personal ): Se encargará de toda la funcionalidad de los usuarios.</text:p>
            <text:p text:style-name="Table_20_Contents"/>
          </table:table-cell>
        </table:table-row>
      </table:table>
      <text:p text:style-name="Text_20_body"/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<text:span text:style-name="T1">Problemas Surgidos hasta ahora y soluciones</text:span> </text:p>
            <text:p text:style-name="P11">(En su caso)</text:p>
          </table:table-cell>
        </table:table-row>
        <table:table-row>
          <table:table-cell table:style-name="Tabla1.A1" office:value-type="string">
            <text:p text:style-name="Table_20_Contents">Destacar sobre todo, el problema que hemos tenido al amoldarnos a las dos iteraciones pasadas, ya que, como nada estaba acabado nos hemos encontrado con una aplicación... menos que a medias...</text:p>
            <text:p text:style-name="Table_20_Contents">Ademas, tenía el gran problema del Mapeo de Hibernate, el cual nos ha proporcionado ademas de dolores de cabeza, 2 semanas de estudio e intento de solucionarlo.</text:p>
            <text:p text:style-name="Table_20_Contents">Por ahora, parece que si funciona, y hasta ahora nadie de los implementadores se ha quejado en su funcionalidad.</text:p>
          </table:table-cell>
        </table:table-row>
      </table:table>
      <text:p text:style-name="P9"/>
      <table:table table:name="Tabla3" table:style-name="Tabla3">
        <table:table-column table:style-name="Tabla3.A"/>
        <table:table-row>
          <table:table-cell table:style-name="Tabla3.A1" office:value-type="string">
            <text:p text:style-name="P11">Observaciones (En su caso)</text:p>
          </table:table-cell>
        </table:table-row>
        <table:table-row>
          <table:table-cell table:style-name="Tabla3.A1" office:value-type="string">
            <text:p text:style-name="Table_20_Contents"/>
            <text:p text:style-name="Table_20_Contents"><text:soft-page-break/>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3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M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Nombre Documento:</text:span><text:span text:style-name="MT2"> Informe Situación SubGrupo 3<text:tab/></text:span><text:span text:style-name="MT1">Fecha: 28/05/11</text:span></text:p>
        <text:p text:style-name="MP2">Fase de Iteración: <text:span text:style-name="MT2">Implementacion<text:tab/></text:span></text:p>
        <text:p text:style-name="MP2">Nº Iteración: <text:span text:style-name="MT3">3ª</text:span><text:span text:style-name="MT2"> <text:s/>Iteración</text:span></text:p>
        <text:p text:style-name="MP1"><text:span text:style-name="MT4">Número Grupo: </text:span><text:span text:style-name="MT5">M 1.2</text:span></text:p>
      </style:header>
      <style:footer>
        <text:p text:style-name="Footer"><text:tab/><text:tab/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Miguel Cabrera Rodriguez</meta:initial-creator>
    <meta:creation-date>2011-03-24T19:12:09.32</meta:creation-date>
    <dc:date>2011-05-28T00:41:03.87</dc:date>
    <dc:creator>Miguel Lopez </dc:creator>
    <meta:editing-duration>PT01H09M15S</meta:editing-duration>
    <meta:editing-cycles>21</meta:editing-cycles>
    <meta:generator>OpenOffice.org/3.2$Win32 OpenOffice.org_project/320m18$Build-9502</meta:generator>
    <meta:document-statistic meta:table-count="4" meta:image-count="1" meta:object-count="0" meta:page-count="3" meta:paragraph-count="36" meta:word-count="354" meta:character-count="2218"/>
  </office:meta>
</office:document-meta>
</file>